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FreeSans" svg:font-family="FreeSans, Calibri" style:font-pitch="variable"/>
    <style:font-face style:name="Lohit Devanagari2" svg:font-family="'Lohit Devanagari', Calibri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b09e"/>
    </style:style>
    <style:style style:name="T4" style:family="text">
      <style:text-properties officeooo:rsid="000d8c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Модуль текстовый редактор</text:h>
      <text:h text:style-name="Heading_20_3" text:outline-level="3">Функция <text:span text:style-name="T3">S</text:span>ave</text:h>
      <text:p text:style-name="Заголовок1">Тест №<text:span text:style-name="T1">1</text:span></text:p>
      <text:p text:style-name="Standard"><text:span text:style-name="T2">Цель:</text:span> проверить работу функции <text:span text:style-name="T3">Save</text:span></text:p>
      <text:p text:style-name="Standard"><text:span text:style-name="T2">Тип:</text:span> позитивный</text:p>
      <text:p text:style-name="Standard"><text:span text:style-name="T2">Входные данные:</text:span> <text:s/>text <text:span text:style-name="T3">txt</text:span> </text:p>
      <text:p text:style-name="Standard"><text:span text:style-name="T2">Ожидаемый результат:</text:span> <text:span text:style-name="T3">новый файл с заданными строками </text:span><text:s/></text:p>
      <text:p text:style-name="Заголовок1">Тест №<text:span text:style-name="T3">2</text:span></text:p>
      <text:p text:style-name="Standard"><text:span text:style-name="T2">Цель:</text:span> п<text:span text:style-name="T3">роверка</text:span> <text:span text:style-name="T3">S</text:span>ave <text:span text:style-name="T3">на способность правильно сохранить пустой файл</text:span></text:p>
      <text:p text:style-name="Standard"><text:span text:style-name="T2">Тип:</text:span> негативный</text:p>
      <text:p text:style-name="Standard"><text:span text:style-name="T2">Входные данные:</text:span> text <text:span text:style-name="T3">txt</text:span></text:p>
      <text:p text:style-name="Standard"><text:span text:style-name="T2">Ожидаемый результат:</text:span> <text:span text:style-name="T3">новый </text:span>пустой файл</text:p>
      <text:p text:style-name="Standard"/>
      <text:h text:style-name="Heading_20_3" text:outline-level="3">Функция: <text:span text:style-name="T3">Showupfirst</text:span></text:h>
      <text:p text:style-name="Заголовок1">Тест №<text:span text:style-name="T1">1</text:span></text:p>
      <text:p text:style-name="Standard"><text:span text:style-name="T2">Цель:</text:span> проверить <text:span text:style-name="T3">общую способность функции </text:span><text:s/></text:p>
      <text:p text:style-name="Standard"><text:span text:style-name="T2">Тип:</text:span> позитивный</text:p>
      <text:p text:style-name="Standard"><text:span text:style-name="T2">Входные данные:</text:span> <text:span text:style-name="T3">text txt</text:span></text:p>
      <text:p text:style-name="Standard"><text:span text:style-name="T2">Ожидаемый результат:</text:span> вывод в stdout <text:span text:style-name="T3">текста с капитализацией первых символов слов</text:span></text:p>
      <text:p text:style-name="Заголовок1">Тест №<text:span text:style-name="T1">2</text:span></text:p>
      <text:p text:style-name="Standard"><text:span text:style-name="T2">Цель:</text:span> проверить работу функции show<text:span text:style-name="T3">upfirst на «небуквенных» словах</text:span></text:p>
      <text:p text:style-name="Standard"><text:span text:style-name="T2">Тип:</text:span> позитивный</text:p>
      <text:p text:style-name="Standard"><text:span text:style-name="T2">Входные данные:</text:span> <text:span text:style-name="T3">text txt</text:span></text:p>
      <text:p text:style-name="Standard"><text:span text:style-name="T2">Ожидаемый результат:</text:span> вывод <text:s/>в stdout <text:span text:style-name="T3">без капитализации «небукв.» символов</text:span></text:p>
      <text:p text:style-name="Заголовок1">Тест №<text:span text:style-name="T1">3</text:span></text:p>
      <text:p text:style-name="Standard"><text:span text:style-name="T2">Цель:</text:span> проверить работу функции show<text:span text:style-name="T3">upfirst</text:span> с пустым файлом</text:p>
      <text:p text:style-name="Standard"><text:span text:style-name="T2">Тип:</text:span> негативный</text:p>
      <text:p text:style-name="Standard"><text:span text:style-name="T2">Входные данные:</text:span> <text:span text:style-name="T3">text txt</text:span></text:p>
      <text:p text:style-name="Standard"><text:span text:style-name="T2">Ожидаемый результат:</text:span> <text:span text:style-name="T3">empty stdout</text:span></text:p>
      <text:p text:style-name="Standard"/>
      <text:p text:style-name="Standard"/>
      <text:h text:style-name="Heading_20_3" text:outline-level="3">Функция <text:span text:style-name="T3">M</text:span></text:h>
      <text:p text:style-name="Заголовок1">Тест №<text:span text:style-name="T1">1</text:span></text:p>
      <text:p text:style-name="Standard"><text:span text:style-name="T2">Цель:</text:span> проверить <text:span text:style-name="T3">общую способность</text:span> функции m </text:p>
      <text:p text:style-name="Standard"><text:span text:style-name="T2">Тип:</text:span> позитивный</text:p>
      <text:p text:style-name="Standard"><text:span text:style-name="T2">Входные данные:</text:span> text <text:span text:style-name="T3">txt</text:span>, номер строки, позиция в строке</text:p>
      <text:p text:style-name="Standard"><text:span text:style-name="T2">Ожидаемый результат:</text:span> <text:span text:style-name="T3">вывод текста с изменённым положением курсора</text:span> </text:p>
      <text:p text:style-name="Заголовок1"><text:soft-page-break/>Тест №<text:span text:style-name="T1">2</text:span></text:p>
      <text:p text:style-name="Standard"><text:span text:style-name="T2">Цель:</text:span> проверить работу функции m при выходе за границы длины/номера строки</text:p>
      <text:p text:style-name="Standard"><text:span text:style-name="T2">Тип:</text:span> негативный</text:p>
      <text:p text:style-name="Standard"><text:span text:style-name="T2">Входные данные:</text:span> text <text:s/><text:span text:style-name="T3">txt</text:span>, номер строки, позиция в строке</text:p>
      <text:p text:style-name="Standard"><text:span text:style-name="T2">Ожидаемый результат:</text:span> line_num и position в объекте типа text не изменяются</text:p>
      <text:p text:style-name="Standard"/>
      <text:h text:style-name="Heading_20_3" text:outline-level="3">Функция <text:span text:style-name="T3">MLE</text:span></text:h>
      <text:p text:style-name="Заголовок1">Тест №<text:span text:style-name="T1">1</text:span></text:p>
      <text:p text:style-name="Standard"><text:span text:style-name="T2">Цель:</text:span> проверить <text:span text:style-name="T3">общую способность функции mle</text:span> </text:p>
      <text:p text:style-name="Standard"><text:span text:style-name="T2">Тип:</text:span> позитивный</text:p>
      <text:p text:style-name="Standard"><text:span text:style-name="T2">Входные данные:</text:span> <text:span text:style-name="T3">text txt</text:span>, <text:span text:style-name="T3">вторая строка</text:span></text:p>
      <text:p text:style-name="Standard"><text:span text:style-name="T2">Ожидаемый результат:</text:span> <text:span text:style-name="T3">текст с перенесённым в конец 2 стоки курсором</text:span></text:p>
      <text:p text:style-name="Заголовок1">Тест №<text:span text:style-name="T1">2</text:span></text:p>
      <text:p text:style-name="Standard"><text:span text:style-name="T2">Цель:</text:span> <text:span text:style-name="T3">проверить — что будет если ввести строку, которой нет</text:span></text:p>
      <text:p text:style-name="Standard"><text:span text:style-name="T2">Тип:</text:span> негативный</text:p>
      <text:p text:style-name="Standard"><text:span text:style-name="T2">Входные данные:</text:span> <text:span text:style-name="T3">text txt</text:span>, курсор в <text:span text:style-name="T3">100 строке</text:span></text:p>
      <text:p text:style-name="Standard"><text:span text:style-name="T2">Ожидаемый результат:</text:span> line_num и position не изменяются</text:p>
      <text:p text:style-name="Standard"/>
      <text:h text:style-name="Heading_20_3" text:outline-level="3">Функция <text:span text:style-name="T3">R1ne</text:span></text:h>
      <text:p text:style-name="Заголовок1">Тест №<text:span text:style-name="T1">1</text:span></text:p>
      <text:p text:style-name="Standard"><text:span text:style-name="T2">Цель:</text:span> проверить <text:span text:style-name="T3">общую способность функции r1ne</text:span> </text:p>
      <text:p text:style-name="Standard"><text:span text:style-name="T2">Тип:</text:span> позитивный</text:p>
      <text:p text:style-name="Standard"><text:span text:style-name="T2">Входные данные:</text:span> <text:span text:style-name="T3">text txt</text:span></text:p>
      <text:p text:style-name="Standard"><text:span text:style-name="T2">Ожидаемый результат:</text:span> измененный текст, <text:span text:style-name="T3">где удалена 1 непустая строка</text:span></text:p>
      <text:p text:style-name="Заголовок1">Тест №<text:span text:style-name="T1">2</text:span></text:p>
      <text:p text:style-name="Standard"><text:span text:style-name="T2">Цель:</text:span> проверить работу <text:span text:style-name="T4">функции в обращении с курсором</text:span></text:p>
      <text:p text:style-name="Standard"><text:span text:style-name="T2">Тип:</text:span> <text:span text:style-name="T4">негативный</text:span></text:p>
      <text:p text:style-name="Standard"><text:span text:style-name="T2">Входные данные:</text:span> <text:s/><text:span text:style-name="T4">text txt</text:span></text:p>
      <text:p text:style-name="Standard"><text:span text:style-name="T2">Ожидаемый результат:</text:span> измененный текст, к<text:span text:style-name="T4">урсор сохранил правильную позицию</text:span></text:p>
      <text:p text:style-name="Заголовок1">Тест №<text:span text:style-name="T1">3</text:span></text:p>
      <text:p text:style-name="Standard"><text:span text:style-name="T2">Цель:</text:span> проверить работу <text:span text:style-name="T4">функции в тексте, где есть пустая строка и непустая строка</text:span></text:p>
      <text:p text:style-name="Standard"><text:span text:style-name="T2">Тип:</text:span> негативный</text:p>
      <text:p text:style-name="Standard"><text:span text:style-name="T2">Входные данные:</text:span> <text:span text:style-name="T4">text txt</text:span></text:p>
      <text:p text:style-name="Standard"><text:span text:style-name="T2">Ожидаемый результат:</text:span> измененный текст, <text:span text:style-name="T4">курсору некуда деваться, кроме как на строку выше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FreeSans" svg:font-family="FreeSans, Calibri" style:font-pitch="variable"/>
    <style:font-face style:name="Lohit Devanagari2" svg:font-family="'Lohit Devanagari', Calibri" style:font-pitch="variable"/>
    <style:font-face style:name="Noto Sans CJK SC1" svg:font-family="'Noto Sans CJK SC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, Calibri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Calibri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, Calibri" style:font-pitch-complex="variable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/>
    <meta:creation-date>2018-01-24T09:04:00</meta:creation-date>
    <dc:date>2021-05-02T12:46:19.970783253</dc:date>
    <meta:editing-cycles>3</meta:editing-cycles>
    <meta:editing-duration>PT7M52S</meta:editing-duration>
    <meta:document-statistic meta:table-count="0" meta:image-count="0" meta:object-count="0" meta:page-count="2" meta:paragraph-count="66" meta:word-count="320" meta:character-count="2184" meta:non-whitespace-character-count="1916"/>
    <meta:generator>LibreOffice/6.4.7.2$Linux_X86_64 LibreOffice_project/40$Build-2</meta:generator>
  </office:meta>
</office:document-meta>
</file>